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ad5c" officeooo:paragraph-rsid="0003ad5c"/>
    </style:style>
    <style:style style:name="P2" style:family="paragraph" style:parent-style-name="Standard">
      <style:text-properties officeooo:rsid="0004fc85" officeooo:paragraph-rsid="0004fc85"/>
    </style:style>
    <style:style style:name="P3" style:family="paragraph" style:parent-style-name="Standard">
      <style:text-properties officeooo:rsid="00058207" officeooo:paragraph-rsid="00058207"/>
    </style:style>
    <style:style style:name="P4" style:family="paragraph" style:parent-style-name="Standard">
      <style:text-properties officeooo:rsid="00058207" officeooo:paragraph-rsid="0006f3be"/>
    </style:style>
    <style:style style:name="P5" style:family="paragraph" style:parent-style-name="Standard">
      <style:text-properties officeooo:rsid="0006f3be" officeooo:paragraph-rsid="0006f3be"/>
    </style:style>
    <style:style style:name="P6" style:family="paragraph" style:parent-style-name="Standard">
      <style:text-properties officeooo:rsid="00086fe1" officeooo:paragraph-rsid="00086fe1"/>
    </style:style>
    <style:style style:name="P7" style:family="paragraph" style:parent-style-name="Standard">
      <style:text-properties officeooo:rsid="0009b567" officeooo:paragraph-rsid="0009b567"/>
    </style:style>
    <style:style style:name="P8" style:family="paragraph" style:parent-style-name="Standard">
      <style:text-properties officeooo:rsid="000d3815" officeooo:paragraph-rsid="000d3815"/>
    </style:style>
    <style:style style:name="P9" style:family="paragraph" style:parent-style-name="Standard">
      <style:text-properties style:text-underline-style="solid" style:text-underline-width="auto" style:text-underline-color="font-color" fo:font-weight="bold" officeooo:rsid="000ec800" officeooo:paragraph-rsid="000ec800"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100ec3" officeooo:paragraph-rsid="00100ec3"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14952b" officeooo:paragraph-rsid="00100ec3"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17350d" officeooo:paragraph-rsid="0017350d"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17b221" officeooo:paragraph-rsid="0017b221" style:font-weight-asian="normal" style:font-weight-complex="normal"/>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officeooo:rsid="000ec800" officeooo:paragraph-rsid="000ec800"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674ef" officeooo:paragraph-rsid="001674ef" style:font-weight-asian="bold" style:font-weight-complex="bold"/>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officeooo:rsid="001ca082" officeooo:paragraph-rsid="001ca082"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ca082" officeooo:paragraph-rsid="001ca082"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1d6295" officeooo:paragraph-rsid="001d6295" style:font-weight-asian="bold" style:font-weight-complex="bold"/>
    </style:style>
    <style:style style:name="P19" style:family="paragraph" style:parent-style-name="Standard">
      <style:text-properties style:text-underline-style="none" fo:font-weight="normal" officeooo:rsid="00100ec3" officeooo:paragraph-rsid="0013ad10" style:font-weight-asian="normal" style:font-weight-complex="normal"/>
    </style:style>
    <style:style style:name="P20" style:family="paragraph" style:parent-style-name="Standard">
      <style:text-properties style:text-underline-style="none" fo:font-weight="normal" officeooo:rsid="000ec800" officeooo:paragraph-rsid="000ec800" style:font-weight-asian="normal" style:font-weight-complex="normal"/>
    </style:style>
    <style:style style:name="P21" style:family="paragraph" style:parent-style-name="Standard">
      <style:text-properties style:text-underline-style="none" fo:font-weight="bold" officeooo:rsid="00100ec3" officeooo:paragraph-rsid="00100ec3" style:font-weight-asian="bold" style:font-weight-complex="bold"/>
    </style:style>
    <style:style style:name="T1" style:family="text">
      <style:text-properties officeooo:rsid="0004fc85"/>
    </style:style>
    <style:style style:name="T2" style:family="text">
      <style:text-properties officeooo:rsid="0006f3be"/>
    </style:style>
    <style:style style:name="T3" style:family="text">
      <style:text-properties officeooo:rsid="0009b567"/>
    </style:style>
    <style:style style:name="T4" style:family="text">
      <style:text-properties officeooo:rsid="000d3815"/>
    </style:style>
    <style:style style:name="T5" style:family="text">
      <style:text-properties officeooo:rsid="0012083b"/>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officeooo:rsid="0017b221"/>
    </style:style>
    <style:style style:name="T9" style:family="text">
      <style:text-properties officeooo:rsid="0013ad10"/>
    </style:style>
    <style:style style:name="T10" style:family="text">
      <style:text-properties officeooo:rsid="0014952b"/>
    </style:style>
    <style:style style:name="T11" style:family="text">
      <style:text-properties fo:font-weight="normal" style:font-weight-asian="normal" style:font-weight-complex="normal"/>
    </style:style>
    <style:style style:name="T12" style:family="text">
      <style:text-properties fo:font-weight="normal" officeooo:rsid="0014952b" style:font-weight-asian="normal" style:font-weight-complex="normal"/>
    </style:style>
    <style:style style:name="T13" style:family="text">
      <style:text-properties fo:font-weight="normal" officeooo:rsid="00154dd6" style:font-weight-asian="normal" style:font-weight-complex="normal"/>
    </style:style>
    <style:style style:name="T14" style:family="text">
      <style:text-properties fo:font-weight="normal" officeooo:rsid="001674ef" style:font-weight-asian="normal" style:font-weight-complex="normal"/>
    </style:style>
    <style:style style:name="T15" style:family="text">
      <style:text-properties fo:font-weight="normal" officeooo:rsid="001b59f2" style:font-weight-asian="normal" style:font-weight-complex="normal"/>
    </style:style>
    <style:style style:name="T16" style:family="text">
      <style:text-properties officeooo:rsid="00154dd6"/>
    </style:style>
    <style:style style:name="T17" style:family="text">
      <style:text-properties officeooo:rsid="001674ef"/>
    </style:style>
    <style:style style:name="T18" style:family="text">
      <style:text-properties officeooo:rsid="001740f1"/>
    </style:style>
    <style:style style:name="T19" style:family="text">
      <style:text-properties officeooo:rsid="0017b2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 L'objectif de ce projet est de réaliser un jeu Tetris en <text:span text:style-name="T1">programmation objet </text:span>JAVA. <text:span text:style-name="T1">Tetris est un jeu vidéo de puzzle dont le principe est d'aligner des briques qui descendent. Le joueur peut déplacer les pièces sur la gauche, la droite, ou accélérer leur déplacement vers le bas afin de les aligner et détruire une ligne de briques. Une partie est perdue lorsque des pièces sont suffisamment empilées et qu'une pièce atteint la ligne la plus haute de l'écran.</text:span></text:p>
      <text:p text:style-name="P1"/>
      <text:p text:style-name="P2">Afin de nous donner un fil conducteur, des classes (Cellule ,Pièce ,Fabrique <text:s/>et Plateau) étaient imposées par le sujet pour décomposer les différentes fonctionnalités du jeu .</text:p>
      <text:p text:style-name="P2"/>
      <text:p text:style-name="P2"/>
      <text:p text:style-name="P2"/>
      <text:p text:style-name="P3">Description des Classe : </text:p>
      <text:p text:style-name="P3"/>
      <text:p text:style-name="P6">Une cellule est <text:span text:style-name="T3">comme </text:span>une case composant le plateau de jeu, et les pièces contrôlées par le joueur.</text:p>
      <text:p text:style-name="P3"/>
      <text:p text:style-name="P7">Nous lui avons attribué des coordonnées réelles x et y, ainsi qu'une couleur col définie simplement comme caractère. On peut alors considérer une cellule comme un type de point dans un repère orthonormé.</text:p>
      <text:p text:style-name="P3"/>
      <text:p text:style-name="P4">Cellule : <text:span text:style-name="T2">Une cellule est une instance de la classe Cellule définie par des coordonnées entières et</text:span></text:p>
      <text:p text:style-name="P5">un caractère (jouant le rôle de la couleur en mode graphique pour identifier les pièces). </text:p>
      <text:p text:style-name="P5"/>
      <text:p text:style-name="P5"/>
      <text:p text:style-name="P5"/>
      <text:p text:style-name="P5"/>
      <text:p text:style-name="P5"/>
      <text:p text:style-name="P7">Piece :Une pièce est une instance de la classe Piece définie par un ensemble de cellules.</text:p>
      <text:p text:style-name="P7"/>
      <text:p text:style-name="P7">Une pièce est simplement un ensemble de 4 cellules que le joueur peut déplacer pour former la notion de puzzle qu'est le principe du jeu. Il existe 7 types de pièces différentes, chaque pièce possède une couleur unique qui la caractérise</text:p>
      <text:p text:style-name="P5"/>
      <text:p text:style-name="P7">SCH2MA DES PI7CES</text:p>
      <text:p text:style-name="P7"/>
      <text:p text:style-name="P7"/>
      <text:p text:style-name="P7"/>
      <text:p text:style-name="P7"/>
      <text:p text:style-name="P7"/>
      <text:p text:style-name="P5"/>
      <text:p text:style-name="P5"/>
      <text:p text:style-name="P7">Plateau :Un plateau est une instance de la classe Plateau représentant une grille pouvant accueillir</text:p>
      <text:p text:style-name="P7">des pièces, chaque emplacement de la grille étant libre ou occupé par une cellule.</text:p>
      <text:p text:style-name="P7"/>
      <text:p text:style-name="P7"/>
      <text:p text:style-name="P7">Un Plateau est un ensemble de cellules (de couleur noires) qui composent le jeu, <text:span text:style-name="T4">il est de forme rectangulaire et semblable à une grille,</text:span> sur l<text:span text:style-name="T4">aquelle</text:span> on <text:span text:style-name="T4">peut </text:span>place<text:span text:style-name="T4">r</text:span> des pièces.</text:p>
      <text:p text:style-name="P7"/>
      <text:p text:style-name="P7"/>
      <text:p text:style-name="P8">Fabrique : Une fabrique est une instance de la classe Fabrique qui crée chacun des types de pièces</text:p>
      <text:p text:style-name="P8">du jeu de Tetris.</text:p>
      <text:p text:style-name="P8"/>
      <text:p text:style-name="P8">Une Fabrique crée les différentes pièces énoncées plus tôt, de façon aléatoire dans l'interface du jeu. <text:soft-page-break/>C'est-à-dire qu'un choix aléatoire est fait pour générer l'une des 7 pièces dans l'interface graphique.</text:p>
      <text:p text:style-name="P7"/>
      <text:p text:style-name="P7"/>
      <text:p text:style-name="P7"/>
      <text:p text:style-name="P14">Relation Entres Classes</text:p>
      <text:p text:style-name="P20"/>
      <text:p text:style-name="P9"/>
      <text:p text:style-name="P10"><text:span text:style-name="T9">1-</text:span> Entre Cellule et Pi<text:span text:style-name="T5">è</text:span>ce </text:p>
      <text:p text:style-name="P11"/>
      <text:p text:style-name="P21"><text:tab/><text:span text:style-name="T12">Une Pièce étant une instance de la classe </text:span><text:span text:style-name="T10">Piece </text:span><text:span text:style-name="T12">composé d'un ensemble de Cellules (4 Cellules) alors </text:span><text:span text:style-name="T13">pour implémenter notre classe </text:span><text:span text:style-name="T16">Piece</text:span><text:span text:style-name="T13"> , nous avons eu a utiliser la classe Cellule pour pouvoir </text:span><text:span text:style-name="T14">créer</text:span><text:span text:style-name="T13"> chaque cellule de notre pi</text:span><text:span text:style-name="T15">è</text:span><text:span text:style-name="T13">ce .</text:span></text:p>
      <text:p text:style-name="P21"/>
      <text:p text:style-name="P15"><text:span text:style-name="T13">2-</text:span><text:span text:style-name="T11">Entre Piece et Fabrique </text:span></text:p>
      <text:p text:style-name="P19"><text:tab/></text:p>
      <text:p text:style-name="P19"><text:tab/><text:span text:style-name="T17">Une Fabrique étant une instance de la classe Fabrique permettant de créer les sept différentes pièces du jeu <text:s/>. Pour son implémentation , nous avons eu recours à la classe Piece .</text:span></text:p>
      <text:p text:style-name="P19"/>
      <text:p text:style-name="P12">3- Entre <text:span text:style-name="T18">Plateau , Piece et Cellule</text:span></text:p>
      <text:p text:style-name="P13"/>
      <text:p text:style-name="P12"><text:span text:style-name="T6"><text:tab/></text:span><text:span text:style-name="T8">Notre Plateau étant une instance de la classe plateau répresentant une grille contenant des pièces or vu qu'une pièce est composée de Cellule alors chaque petite case de notre grille sera de type cellule.</text:span></text:p>
      <text:p text:style-name="P12"/>
      <text:p text:style-name="P12"/>
      <text:p text:style-name="P16"><text:span text:style-name="T19">J</text:span>eu de Test</text:p>
      <text:p text:style-name="P17"/>
      <text:p text:style-name="P17">1 – Cellule</text:p>
      <text:p text:style-name="P17"/>
      <text:p text:style-name="P18"><text:span text:style-name="T7">2</text:span></text:p>
      <text:p text:style-name="P12"/>
      <text:p text:style-name="P1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5:36:46.267308476</meta:creation-date>
    <meta:generator>LibreOffice/4.2.8.2$Linux_x86 LibreOffice_project/420m0$Build-2</meta:generator>
    <dc:date>2016-11-02T21:50:36.896626960</dc:date>
    <meta:editing-duration>P2DT10H3S</meta:editing-duration>
    <meta:editing-cycles>20</meta:editing-cycles>
    <meta:document-statistic meta:table-count="0" meta:image-count="0" meta:object-count="0" meta:page-count="2" meta:paragraph-count="27" meta:word-count="499" meta:character-count="2942" meta:non-whitespace-character-count="2458"/>
  </office:meta>
</office:document-meta>
</file>